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74151" loext:opacity="100%" style:font-name="S hne" fo:font-size="8pt" fo:letter-spacing="normal" fo:font-style="normal" fo:font-weight="normal"/>
    </style:style>
    <style:style style:name="T2" style:family="text">
      <style:text-properties officeooo:rsid="0002a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e a praticidade na palma da sua mão com o aplicativo Aromalma! Tenha acesso fácil e rápido aos nossos alimentos orgânicos, cosméticos naturais e produtos de limpeza ecológicos. Com apenas alguns toques, você apoia a agricultura familiar sustentável e traz qualidade para sua vida. <text:span text:style-name="T2">A sua melhor versão, a um clique de distância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2:43:06.497000000</meta:creation-date>
    <dc:date>2023-08-09T22:45:16.612000000</dc:date>
    <meta:editing-duration>PT2M10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53" meta:character-count="337" meta:non-whitespace-character-count="285"/>
  </office:meta>
</office:document-meta>
</file>